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4.778cm" fo:min-width="7.068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.69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8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co1" style:family="table-column">
      <style:table-column-properties style:column-width="6.848cm" style:use-optimal-column-width="false"/>
    </style:style>
    <style:style style:name="co2" style:family="table-column">
      <style:table-column-properties style:column-width="15.934cm" style:use-optimal-column-width="false"/>
    </style:style>
    <style:style style:name="ro1" style:family="table-row">
      <style:table-row-properties style:row-height="1.499cm"/>
    </style:style>
    <style:style style:name="ro2" style:family="table-row">
      <style:table-row-properties style:row-height="2.606cm"/>
    </style:style>
    <style:style style:name="ro3" style:family="table-row">
      <style:table-row-properties style:row-height="3.711cm"/>
    </style:style>
    <style:style style:name="ce1" style:family="table-cell">
      <loext:graphic-properties style:repeat="repeat" draw:textarea-vertical-align="middle"/>
      <style:paragraph-properties fo:text-align="start"/>
      <style:text-properties style:font-name="DejaVu Sans" fo:font-weight="bold" style:font-weight-asian="bold" style:font-weight-complex="bold"/>
    </style:style>
    <style:style style:name="ce2" style:family="table-cell">
      <loext:graphic-properties style:repeat="repeat" draw:textarea-vertical-align="middle"/>
      <style:text-properties style:font-name="DejaVu Sans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Sans" fo:font-size="18pt"/>
    </style:style>
    <style:style style:name="P6" style:family="paragraph">
      <loext:graphic-properties draw:fill="none" draw:fill-color="#ffffff"/>
      <style:text-properties style:font-name="DejaVu Sans" fo:font-size="15pt" style:font-size-asian="15pt" style:font-size-complex="15pt"/>
    </style:style>
    <style:style style:name="T1" style:family="text">
      <style:text-properties style:font-name="DejaVu Sans" fo:font-size="15pt" fo:font-weight="bold" style:font-size-asian="15pt" style:font-weight-asian="bold" style:font-size-complex="15pt" style:font-weight-complex="bold"/>
    </style:style>
    <style:style style:name="T2" style:family="text">
      <style:text-properties style:font-name="DejaVu Sans" fo:font-size="15pt" style:font-size-asian="15pt" style:font-size-complex="15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style:font-name="DejaVu Sans" fo:font-size="18pt"/>
    </style:style>
    <style:style style:name="T5" style:family="text">
      <style:text-properties style:text-position="super 58%" style:font-name="DejaVu San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2.781cm" svg:height="10.421cm" svg:x="2.856cm" svg:y="8.83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Module</text:span></text:p>
              </table:table-cell>
              <table:table-cell table:style-name="ce2">
                <text:p><text:span text:style-name="T2">Rain Drop Sensor</text:span></text:p>
              </table:table-cell>
            </table:table-row>
            <table:table-row table:style-name="ro2">
              <table:table-cell table:style-name="ce1">
                <text:p text:style-name="P1"><text:span text:style-name="T1">Inputs</text:span></text:p>
              </table:table-cell>
              <table:table-cell table:style-name="ce2">
                <text:p><text:span text:style-name="T2">3.3V DC or 5V DC</text:span></text:p>
              </table:table-cell>
            </table:table-row>
            <table:table-row table:style-name="ro2">
              <table:table-cell table:style-name="ce1">
                <text:p text:style-name="P1"><text:span text:style-name="T1">Outputs</text:span></text:p>
              </table:table-cell>
              <table:table-cell table:style-name="ce2">
                <text:p><text:span text:style-name="T2">TTL Switch Signal (Digital High/Low Signal)</text:span></text:p>
                <text:p><text:span text:style-name="T2">Analog Signal</text:span></text:p>
              </table:table-cell>
            </table:table-row>
            <table:table-row table:style-name="ro3">
              <table:table-cell table:style-name="ce1">
                <text:p text:style-name="P1"><text:span text:style-name="T1">Functionality</text:span></text:p>
              </table:table-cell>
              <table:table-cell table:style-name="ce2">
                <text:p><text:span text:style-name="T2">Detects water on the surface of the rain pad and constantly outputs separate digital and analog signals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draw:layer="layout" svg:width="7.62cm" svg:height="5.08cm" svg:x="10.119cm" svg:y="1.333cm">
          <text:p text:style-name="P2"><text:span text:style-name="T3">Rain Drop Senso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7.598cm" svg:y1="3.901cm" svg:x2="10.138cm" svg:y2="3.901cm">
          <text:p/>
        </draw:line>
        <draw:line draw:style-name="gr2" draw:text-style-name="P4" draw:layer="layout" svg:x1="17.698cm" svg:y1="3.286cm" svg:x2="20.238cm" svg:y2="3.286cm">
          <text:p/>
        </draw:line>
        <draw:line draw:style-name="gr2" draw:text-style-name="P4" draw:layer="layout" svg:x1="17.698cm" svg:y1="4.532cm" svg:x2="20.238cm" svg:y2="4.532cm">
          <text:p/>
        </draw:line>
        <draw:frame draw:style-name="gr3" draw:text-style-name="P5" draw:layer="layout" svg:width="2.195cm" svg:height="1.741cm" svg:x="5.318cm" svg:y="3.196cm">
          <draw:text-box>
            <text:p><text:span text:style-name="T4">3.3V</text:span></text:p>
            <text:p><text:span text:style-name="T4">or 5V</text:span></text:p>
          </draw:text-box>
        </draw:frame>
        <draw:frame draw:style-name="gr4" draw:text-style-name="P6" draw:layer="layout" svg:width="5.232cm" svg:height="1.015cm" svg:x="20.152cm" svg:y="2.906cm">
          <draw:text-box>
            <text:p><text:span text:style-name="T2">TTL Switch Signal</text:span></text:p>
          </draw:text-box>
        </draw:frame>
        <draw:frame draw:style-name="gr5" draw:text-style-name="P6" draw:layer="layout" svg:width="4.216cm" svg:height="0.873cm" svg:x="20.152cm" svg:y="4.152cm">
          <draw:text-box>
            <text:p><text:span text:style-name="T2">Analog Signal</text:span></text:p>
          </draw:text-box>
        </draw:frame>
      </draw:page>
      <draw:page draw:name="page2" draw:style-name="dp1" draw:master-page-name="Default">
        <draw:frame draw:style-name="standard" draw:layer="layout" svg:width="22.781cm" svg:height="10.421cm" svg:x="2.856cm" svg:y="8.83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Module</text:span></text:p>
              </table:table-cell>
              <table:table-cell table:style-name="ce2">
                <text:p><text:span text:style-name="T2">Soil Moisture Sensor</text:span></text:p>
              </table:table-cell>
            </table:table-row>
            <table:table-row table:style-name="ro2">
              <table:table-cell table:style-name="ce1">
                <text:p text:style-name="P1"><text:span text:style-name="T1">Inputs</text:span></text:p>
              </table:table-cell>
              <table:table-cell table:style-name="ce2">
                <text:p><text:span text:style-name="T2">Soil Composition</text:span></text:p>
                <text:p><text:span text:style-name="T2">(3.3V DC or 5V DC) ?</text:span></text:p>
              </table:table-cell>
            </table:table-row>
            <table:table-row table:style-name="ro2">
              <table:table-cell table:style-name="ce1">
                <text:p text:style-name="P1"><text:span text:style-name="T1">Outputs</text:span></text:p>
              </table:table-cell>
              <table:table-cell table:style-name="ce2">
                <text:p><text:span text:style-name="T2">Analog Signal</text:span></text:p>
              </table:table-cell>
            </table:table-row>
            <table:table-row table:style-name="ro3">
              <table:table-cell table:style-name="ce1">
                <text:p text:style-name="P1"><text:span text:style-name="T1">Functionality</text:span></text:p>
              </table:table-cell>
              <table:table-cell table:style-name="ce2">
                <text:p><text:span text:style-name="T2">Gives a value for the sensed soil moisture. This value</text:span></text:p>
                <text:p><text:span text:style-name="T2">is very dependent on the supplied voltage and the type</text:span></text:p>
                <text:p><text:span text:style-name="T2">of soil used. This device will need to be calibrated to</text:span></text:p>
                <text:p><text:span text:style-name="T2">detect dry and wet values if used in new areas.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" draw:text-style-name="P3" draw:layer="layout" svg:width="7.62cm" svg:height="5.08cm" svg:x="10.119cm" svg:y="1.333cm">
          <text:p text:style-name="P2"><text:span text:style-name="T3">Soil Moisture Senso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7.604cm" svg:y1="4.81cm" svg:x2="10.144cm" svg:y2="4.81cm">
          <text:p/>
        </draw:line>
        <draw:frame draw:style-name="gr3" draw:text-style-name="P5" draw:layer="layout" svg:width="2.195cm" svg:height="1.741cm" svg:x="5.318cm" svg:y="3.831cm">
          <draw:text-box>
            <text:p><text:span text:style-name="T4">3.3V</text:span></text:p>
            <text:p><text:span text:style-name="T4">or 5V</text:span></text:p>
          </draw:text-box>
        </draw:frame>
        <draw:frame draw:style-name="gr5" draw:text-style-name="P6" draw:layer="layout" svg:width="4.216cm" svg:height="0.873cm" svg:x="20.152cm" svg:y="3.54cm">
          <draw:text-box>
            <text:p><text:span text:style-name="T2">Analog Signal</text:span></text:p>
          </draw:text-box>
        </draw:frame>
        <draw:line draw:style-name="gr2" draw:text-style-name="P4" draw:layer="layout" svg:x1="17.764cm" svg:y1="3.921cm" svg:x2="20.304cm" svg:y2="3.921cm">
          <text:p/>
        </draw:line>
        <draw:line draw:style-name="gr2" draw:text-style-name="P4" draw:layer="layout" svg:x1="7.604cm" svg:y1="3.159cm" svg:x2="10.144cm" svg:y2="3.159cm">
          <text:p/>
        </draw:line>
        <draw:frame draw:style-name="gr6" draw:text-style-name="P5" draw:layer="layout" svg:width="5.823cm" svg:height="0.996cm" svg:x="1.878cm" svg:y="2.651cm">
          <draw:text-box>
            <text:p><text:span text:style-name="T4">Soil Composition</text:span></text:p>
          </draw:text-box>
        </draw:frame>
      </draw:page>
      <draw:page draw:name="page3" draw:style-name="dp1" draw:master-page-name="Default">
        <draw:frame draw:style-name="standard" draw:layer="layout" svg:width="22.781cm" svg:height="10.421cm" svg:x="2.856cm" svg:y="8.83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Module</text:span></text:p>
              </table:table-cell>
              <table:table-cell table:style-name="ce2">
                <text:p><text:span text:style-name="T2">Temperature Sensor</text:span></text:p>
              </table:table-cell>
            </table:table-row>
            <table:table-row table:style-name="ro2">
              <table:table-cell table:style-name="ce1">
                <text:p text:style-name="P1"><text:span text:style-name="T1">Inputs</text:span></text:p>
              </table:table-cell>
              <table:table-cell table:style-name="ce2">
                <text:p><text:span text:style-name="T2">Ambient Temperature</text:span></text:p>
                <text:p><text:span text:style-name="T2">2.7V DC to 5.5V DC</text:span></text:p>
              </table:table-cell>
            </table:table-row>
            <table:table-row table:style-name="ro2">
              <table:table-cell table:style-name="ce1">
                <text:p text:style-name="P1"><text:span text:style-name="T1">Outputs</text:span></text:p>
              </table:table-cell>
              <table:table-cell table:style-name="ce2">
                <text:p><text:span text:style-name="T2">10mV per degree Celsius</text:span></text:p>
              </table:table-cell>
            </table:table-row>
            <table:table-row table:style-name="ro3">
              <table:table-cell table:style-name="ce1">
                <text:p text:style-name="P1"><text:span text:style-name="T1">Functionality</text:span></text:p>
              </table:table-cell>
              <table:table-cell table:style-name="ce2">
                <text:p><text:span text:style-name="T2">Outputs a voltage based on the sensed ambient temperature.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" draw:text-style-name="P3" draw:layer="layout" svg:width="7.62cm" svg:height="5.08cm" svg:x="10.119cm" svg:y="1.333cm">
          <text:p text:style-name="P2"><text:span text:style-name="T3">Temperature Sensor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7.604cm" svg:y1="4.81cm" svg:x2="10.144cm" svg:y2="4.81cm">
          <text:p/>
        </draw:line>
        <draw:frame draw:style-name="gr3" draw:text-style-name="P5" draw:layer="layout" svg:width="2.818cm" svg:height="1.741cm" svg:x="4.659cm" svg:y="3.831cm">
          <draw:text-box>
            <text:p><text:span text:style-name="T4">2.7V</text:span></text:p>
            <text:p><text:span text:style-name="T4">To 5.5V</text:span></text:p>
          </draw:text-box>
        </draw:frame>
        <draw:frame draw:style-name="gr7" draw:text-style-name="P6" draw:layer="layout" svg:width="2.921cm" svg:height="0.887cm" svg:x="20.177cm" svg:y="3.542cm">
          <draw:text-box>
            <text:p><text:span text:style-name="T2">10mV/</text:span><text:span text:style-name="T5">o</text:span><text:span text:style-name="T2">C</text:span></text:p>
          </draw:text-box>
        </draw:frame>
        <draw:line draw:style-name="gr2" draw:text-style-name="P4" draw:layer="layout" svg:x1="17.764cm" svg:y1="3.921cm" svg:x2="20.304cm" svg:y2="3.921cm">
          <text:p/>
        </draw:line>
        <draw:line draw:style-name="gr2" draw:text-style-name="P4" draw:layer="layout" svg:x1="7.604cm" svg:y1="3.159cm" svg:x2="10.144cm" svg:y2="3.159cm">
          <text:p/>
        </draw:line>
        <draw:frame draw:style-name="gr6" draw:text-style-name="P5" draw:layer="layout" svg:width="4.519cm" svg:height="1.741cm" svg:x="2.905cm" svg:y="2.18cm">
          <draw:text-box>
            <text:p><text:span text:style-name="T4">Ambient</text:span></text:p>
            <text:p><text:span text:style-name="T4">Tempera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1T10:38:18.276732690</meta:creation-date>
    <dc:date>2016-02-01T11:08:23.874166878</dc:date>
    <meta:editing-duration>PT30M</meta:editing-duration>
    <meta:editing-cycles>13</meta:editing-cycles>
    <meta:generator>LibreOffice/4.4.6.3$Linux_X86_64 LibreOffice_project/40m0$Build-3</meta:generator>
    <meta:document-statistic meta:object-count="24"/>
  </office:meta>
</office:document-meta>
</file>